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541" officeooo:paragraph-rsid="000f2541"/>
    </style:style>
    <style:style style:name="P2" style:family="paragraph" style:parent-style-name="Standard">
      <style:text-properties officeooo:rsid="000f6c7d" officeooo:paragraph-rsid="000f6c7d"/>
    </style:style>
    <style:style style:name="P3" style:family="paragraph" style:parent-style-name="Standard">
      <style:text-properties officeooo:rsid="0010477b" officeooo:paragraph-rsid="0010477b"/>
    </style:style>
    <style:style style:name="P4" style:family="paragraph" style:parent-style-name="Standard">
      <style:text-properties officeooo:rsid="001192d4" officeooo:paragraph-rsid="001192d4"/>
    </style:style>
    <style:style style:name="P5" style:family="paragraph" style:parent-style-name="Standard">
      <style:text-properties officeooo:rsid="00130e23" officeooo:paragraph-rsid="00130e23"/>
    </style:style>
    <style:style style:name="P6" style:family="paragraph" style:parent-style-name="Standard">
      <style:text-properties officeooo:rsid="0013d07b" officeooo:paragraph-rsid="0013d07b"/>
    </style:style>
    <style:style style:name="P7" style:family="paragraph" style:parent-style-name="Standard">
      <style:text-properties officeooo:rsid="00155634" officeooo:paragraph-rsid="00155634"/>
    </style:style>
    <style:style style:name="T1" style:family="text">
      <style:text-properties officeooo:rsid="00111290"/>
    </style:style>
    <style:style style:name="T2" style:family="text">
      <style:text-properties officeooo:rsid="00155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ty</text:p>
      <text:p text:style-name="P1">tightly knit nodes</text:p>
      <text:p text:style-name="P1"/>
      <text:p text:style-name="P1">Ways of detecting Communities algorithmics</text:p>
      <text:p text:style-name="P1"/>
      <text:p text:style-name="P1">Graph partitioning</text:p>
      <text:p text:style-name="P1">induced sub-graph is a sub-graph that includes every edge between a given set of nodes</text:p>
      <text:p text:style-name="P1"/>
      <text:p text:style-name="P2">Graph cut</text:p>
      <text:p text:style-name="P2">finding the edges that connects two subsets</text:p>
      <text:p text:style-name="P2">Cut-set</text:p>
      <text:p text:style-name="P2">a set of edges that connects two subsets</text:p>
      <text:p text:style-name="P2">Minimum cut</text:p>
      <text:p text:style-name="P2">a cut is minimum if no smaller cut’s can be made</text:p>
      <text:p text:style-name="P2"/>
      <text:p text:style-name="P2">the goal of graph partitioning is to make as small communities as possible but at the same time try to make as simple cuts ass possible</text:p>
      <text:p text:style-name="P2"/>
      <text:p text:style-name="P3">K means clustering</text:p>
      <text:p text:style-name="P3">make random centre-point, make a random cluster, then calculate the distance from a centre-point to every node in the cluster. then try to minimize the distance between centre-point and nodes in the cluster until you have reached a local optimum for that centre-point, <text:span text:style-name="T1">then form a cluster around the centre-point by finding nodes that are closes to a given centre-point.</text:span></text:p>
      <text:p text:style-name="P2"/>
      <text:p text:style-name="P4">Modularity</text:p>
      <text:p text:style-name="P5">modularity is a function of node edge number, sum of edges, and the delta function.</text:p>
      <text:p text:style-name="P6">In undirected graphs you multiply the number of edges by 2, so that you get the number of “directed” edges.</text:p>
      <text:p text:style-name="P5"/>
      <text:p text:style-name="P6">Louvain method</text:p>
      <text:p text:style-name="P6">maximize modularity value <text:span text:style-name="T2">by combining communities</text:span></text:p>
      <text:p text:style-name="P6"/>
      <text:p text:style-name="P7">Label propagation</text:p>
      <text:p text:style-name="P7">for each node look at each neighbour and “copy” a random neighbour value, the most commo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2:13:35.553624156</meta:creation-date>
    <meta:generator>LibreOffice/7.3.7.2$Linux_X86_64 LibreOffice_project/30$Build-2</meta:generator>
    <dc:date>2023-04-17T14:11:10.304753435</dc:date>
    <meta:editing-duration>PT14M26S</meta:editing-duration>
    <meta:editing-cycles>1</meta:editing-cycles>
    <meta:document-statistic meta:table-count="0" meta:image-count="0" meta:object-count="0" meta:page-count="1" meta:paragraph-count="21" meta:word-count="208" meta:character-count="1225" meta:non-whitespace-character-count="1037"/>
  </office:meta>
</office:document-meta>
</file>